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F174B9C2CEBC7814.png" manifest:media-type="image/png"/>
  <manifest:file-entry manifest:full-path="Pictures/100000010000064000000384B048B37A204D5C89.png" manifest:media-type="image/png"/>
  <manifest:file-entry manifest:full-path="Pictures/1000000100000640000003849EAB11289E24907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043in" svg:y="0.1252in" svg:width="6.9252in" svg:height="3.8953in" draw:z-index="0"><draw:image xlink:href="Pictures/1000000100000640000003849EAB11289E249075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-0.0165in" svg:y="0in" svg:width="6.9252in" svg:height="3.8953in" draw:z-index="2"><draw:image xlink:href="Pictures/100000010000064000000384B048B37A204D5C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char" svg:width="6.9252in" svg:height="3.8953in" draw:z-index="1"><draw:image xlink:href="Pictures/100000010000064000000384F174B9C2CEBC78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6:08:21.362553670</meta:creation-date>
    <dc:date>2024-09-13T16:11:13.431603495</dc:date>
    <meta:editing-duration>PT2M52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4.7.2$Linux_X86_64 LibreOffice_project/40$Build-2</meta:generator>
  </office:meta>
</office:document-meta>
</file>